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b51c4"/>
    </style:style>
    <style:style style:name="P2" style:family="paragraph" style:parent-style-name="Heading_20_1">
      <style:text-properties officeooo:rsid="000b51c4" officeooo:paragraph-rsid="000b51c4"/>
    </style:style>
    <style:style style:name="T1" style:family="text">
      <style:text-properties officeooo:rsid="000b5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URSE MANAGER</text:p>
      <text:p text:style-name="Subtitle">Requisitos funcionais</text:p>
      <text:p text:style-name="Text_20_body"/>
      <text:h text:style-name="P2" text:outline-level="1">1. Contexto geral</text:h>
      <text:p text:style-name="P1">A empresa solicitante é uma instituição de ensino que presta serviços de cursos presenciais e à distância. Para esse fim, a empresa precisa de um sistema para controlar alguns processos como cadastro de alunos, cursos, professores, controle de matrículas e pagamentos, dentre outros.</text:p>
      <text:h text:style-name="Heading_20_1" text:outline-level="1">2. <text:span text:style-name="T1">Requisitos funcionais</text:span></text:h>
      <text:p text:style-name="Text_20_body"><text:span text:style-name="T1">R1. </text:span>O sistema deve permitir que um funcionário específico matricule/cancele a matrícula de um aluno em um curso disponível.</text:p>
      <text:p text:style-name="Text_20_body"><text:span text:style-name="T1">R2. </text:span>O sistema deve permitir que esse funcionário possa registrar/confirmar o pagamento de um aluno, referente a cada curso que encontra-se matriculado.</text:p>
      <text:p text:style-name="Text_20_body"><text:span text:style-name="T1">R3. </text:span>O sistema deve permitir que esse funcionário possa acompanhar o status de pagamentos mensais de cada aluno, permitindo buscar pelo nome do aluno e filtrar por curso, mês e por status de pag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officeooo:rsid="000b51c4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officeooo:rsid="000b51c4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5:27:26.509712998</meta:creation-date>
    <dc:date>2020-04-18T15:32:52.527145867</dc:date>
    <meta:editing-duration>PT5M27S</meta:editing-duration>
    <meta:editing-cycles>1</meta:editing-cycles>
    <meta:document-statistic meta:table-count="0" meta:image-count="0" meta:object-count="0" meta:page-count="1" meta:paragraph-count="8" meta:word-count="128" meta:character-count="833" meta:non-whitespace-character-count="713"/>
    <meta:generator>LibreOffice/6.0.7.3$Linux_X86_64 LibreOffice_project/00m0$Build-3</meta:generator>
  </office:meta>
</office:document-meta>
</file>